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451" calcext:value-type="float">
            <text:p>5451</text:p>
          </table:table-cell>
          <table:table-cell office:value-type="float" office:value="4960" calcext:value-type="float">
            <text:p>4960</text:p>
          </table:table-cell>
          <table:table-cell office:value-type="float" office:value="4999" calcext:value-type="float">
            <text:p>4999</text:p>
          </table:table-cell>
          <table:table-cell office:value-type="float" office:value="2643" calcext:value-type="float">
            <text:p>2643</text:p>
          </table:table-cell>
          <table:table-cell office:value-type="float" office:value="2537" calcext:value-type="float">
            <text:p>2537</text:p>
          </table:table-cell>
          <table:table-cell office:value-type="float" office:value="5262" calcext:value-type="float">
            <text:p>5262</text:p>
          </table:table-cell>
          <table:table-cell office:value-type="float" office:value="5233" calcext:value-type="float">
            <text:p>5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71" calcext:value-type="float">
            <text:p>971</text:p>
          </table:table-cell>
          <table:table-cell office:value-type="float" office:value="1112" calcext:value-type="float">
            <text:p>1112</text:p>
          </table:table-cell>
          <table:table-cell office:value-type="float" office:value="1394" calcext:value-type="float">
            <text:p>1394</text:p>
          </table:table-cell>
          <table:table-cell office:value-type="float" office:value="796" calcext:value-type="float">
            <text:p>796</text:p>
          </table:table-cell>
          <table:table-cell office:value-type="float" office:value="708" calcext:value-type="float">
            <text:p>708</text:p>
          </table:table-cell>
          <table:table-cell office:value-type="float" office:value="907" calcext:value-type="float">
            <text:p>907</text:p>
          </table:table-cell>
          <table:table-cell office:value-type="float" office:value="809" calcext:value-type="float">
            <text:p>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633" calcext:value-type="float">
            <text:p>633</text:p>
          </table:table-cell>
          <table:table-cell office:value-type="float" office:value="1061" calcext:value-type="float">
            <text:p>1061</text:p>
          </table:table-cell>
          <table:table-cell office:value-type="float" office:value="875" calcext:value-type="float">
            <text:p>875</text:p>
          </table:table-cell>
          <table:table-cell office:value-type="float" office:value="506" calcext:value-type="float">
            <text:p>506</text:p>
          </table:table-cell>
          <table:table-cell office:value-type="float" office:value="589" calcext:value-type="float">
            <text:p>589</text:p>
          </table:table-cell>
          <table:table-cell office:value-type="float" office:value="871" calcext:value-type="float">
            <text:p>871</text:p>
          </table:table-cell>
          <table:table-cell office:value-type="float" office:value="753" calcext:value-type="float">
            <text:p>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5.61380020597322" calcext:value-type="percentage">
            <text:p>561.38%</text:p>
          </table:table-cell>
          <table:table-cell table:style-name="ce1" table:formula="of:=[.C2]/[.C3]" office:value-type="percentage" office:value="4.46043165467626" calcext:value-type="percentage">
            <text:p>446.04%</text:p>
          </table:table-cell>
          <table:table-cell table:style-name="ce1" table:formula="of:=[.D2]/[.D3]" office:value-type="percentage" office:value="3.58608321377331" calcext:value-type="percentage">
            <text:p>358.61%</text:p>
          </table:table-cell>
          <table:table-cell table:style-name="ce1" table:formula="of:=[.E2]/[.E3]" office:value-type="percentage" office:value="3.32035175879397" calcext:value-type="percentage">
            <text:p>332.04%</text:p>
          </table:table-cell>
          <table:table-cell table:style-name="ce1" table:formula="of:=[.F2]/[.F3]" office:value-type="percentage" office:value="3.58333333333333" calcext:value-type="percentage">
            <text:p>358.33%</text:p>
          </table:table-cell>
          <table:table-cell table:style-name="ce1" table:formula="of:=[.G2]/[.G3]" office:value-type="percentage" office:value="5.80154355016538" calcext:value-type="percentage">
            <text:p>580.15%</text:p>
          </table:table-cell>
          <table:table-cell table:style-name="ce1" table:formula="of:=[.H2]/[.H3]" office:value-type="percentage" office:value="6.46847960444994" calcext:value-type="percentage">
            <text:p>646.8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61137440758294" calcext:value-type="percentage">
            <text:p>861.14%</text:p>
          </table:table-cell>
          <table:table-cell table:style-name="ce1" table:formula="of:=[.C2]/[.C4]" office:value-type="percentage" office:value="4.67483506126296" calcext:value-type="percentage">
            <text:p>467.48%</text:p>
          </table:table-cell>
          <table:table-cell table:style-name="ce1" table:formula="of:=[.D2]/[.D4]" office:value-type="percentage" office:value="5.71314285714286" calcext:value-type="percentage">
            <text:p>571.31%</text:p>
          </table:table-cell>
          <table:table-cell table:style-name="ce1" table:formula="of:=[.E2]/[.E4]" office:value-type="percentage" office:value="5.22332015810277" calcext:value-type="percentage">
            <text:p>522.33%</text:p>
          </table:table-cell>
          <table:table-cell table:style-name="ce1" table:formula="of:=[.F2]/[.F4]" office:value-type="percentage" office:value="4.30730050933786" calcext:value-type="percentage">
            <text:p>430.73%</text:p>
          </table:table-cell>
          <table:table-cell table:style-name="ce1" table:formula="of:=[.G2]/[.G4]" office:value-type="percentage" office:value="6.04133180252583" calcext:value-type="percentage">
            <text:p>604.13%</text:p>
          </table:table-cell>
          <table:table-cell table:style-name="ce1" table:formula="of:=[.H2]/[.H4]" office:value-type="percentage" office:value="6.94953519256308" calcext:value-type="percentage">
            <text:p>694.95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7752403846154" calcext:value-type="percentage">
            <text:p>107.75%</text:p>
          </table:table-cell>
          <table:table-cell table:style-name="ce1" table:formula="of:=[.C$3]/[.C$2]" office:value-type="percentage" office:value="0.987866531850354" calcext:value-type="percentage">
            <text:p>98.79%</text:p>
          </table:table-cell>
          <table:table-cell table:style-name="ce1" table:formula="of:=[.D$3]/[.D$2]" office:value-type="percentage" office:value="1.01195219123506" calcext:value-type="percentage">
            <text:p>101.20%</text:p>
          </table:table-cell>
          <table:table-cell table:style-name="ce1" table:formula="of:=[.E$3]/[.E$2]" office:value-type="percentage" office:value="1.00064184852375" calcext:value-type="percentage">
            <text:p>100.06%</text:p>
          </table:table-cell>
          <table:table-cell table:style-name="ce1" table:formula="of:=[.F$3]/[.F$2]" office:value-type="percentage" office:value="0.980140935297886" calcext:value-type="percentage">
            <text:p>98.01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93990384615385" calcext:value-type="percentage">
            <text:p>99.40%</text:p>
          </table:table-cell>
          <table:table-cell table:style-name="ce1" table:formula="of:=[.C4]/[.C$2]" office:value-type="percentage" office:value="1.00303336703741" calcext:value-type="percentage">
            <text:p>100.30%</text:p>
          </table:table-cell>
          <table:table-cell table:style-name="ce1" table:formula="of:=[.D4]/[.D$2]" office:value-type="percentage" office:value="0.99003984063745" calcext:value-type="percentage">
            <text:p>99.00%</text:p>
          </table:table-cell>
          <table:table-cell table:style-name="ce1" table:formula="of:=[.E4]/[.E$2]" office:value-type="percentage" office:value="0.979460847240051" calcext:value-type="percentage">
            <text:p>97.95%</text:p>
          </table:table-cell>
          <table:table-cell table:style-name="ce1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5555555555556" calcext:value-type="percentage">
            <text:p>105.5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641633064516129" calcext:value-type="percentage">
            <text:p>64.16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709" calcext:value-type="float">
            <text:p>35.709</text:p>
          </table:table-cell>
          <table:table-cell office:value-type="float" office:value="22.353" calcext:value-type="float">
            <text:p>22.353</text:p>
          </table:table-cell>
          <table:table-cell office:value-type="float" office:value="22.319" calcext:value-type="float">
            <text:p>22.319</text:p>
          </table:table-cell>
          <table:table-cell office:value-type="float" office:value="22.806" calcext:value-type="float">
            <text:p>22.806</text:p>
          </table:table-cell>
          <table:table-cell office:value-type="float" office:value="24.461" calcext:value-type="float">
            <text:p>24.461</text:p>
          </table:table-cell>
          <table:table-cell office:value-type="float" office:value="34.512" calcext:value-type="float">
            <text:p>34.512</text:p>
          </table:table-cell>
          <table:table-cell office:value-type="float" office:value="34.491" calcext:value-type="float">
            <text:p>34.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0.109" calcext:value-type="float">
            <text:p>10.109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399" calcext:value-type="float">
            <text:p>17.399</text:p>
          </table:table-cell>
          <table:table-cell office:value-type="float" office:value="4.885" calcext:value-type="float">
            <text:p>4.885</text:p>
          </table:table-cell>
          <table:table-cell office:value-type="float" office:value="17.308" calcext:value-type="float">
            <text:p>17.308</text:p>
          </table:table-cell>
          <table:table-cell office:value-type="float" office:value="10.428" calcext:value-type="float">
            <text:p>10.428</text:p>
          </table:table-cell>
          <table:table-cell office:value-type="float" office:value="9.431" calcext:value-type="float">
            <text:p>9.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736" calcext:value-type="float">
            <text:p>3.736</text:p>
          </table:table-cell>
          <table:table-cell office:value-type="float" office:value="4.84" calcext:value-type="float">
            <text:p>4.84</text:p>
          </table:table-cell>
          <table:table-cell office:value-type="float" office:value="4.727" calcext:value-type="float">
            <text:p>4.727</text:p>
          </table:table-cell>
          <table:table-cell office:value-type="float" office:value="3.624" calcext:value-type="float">
            <text:p>3.624</text:p>
          </table:table-cell>
          <table:table-cell office:value-type="float" office:value="5.908" calcext:value-type="float">
            <text:p>5.908</text:p>
          </table:table-cell>
          <table:table-cell office:value-type="float" office:value="4.525" calcext:value-type="float">
            <text:p>4.525</text:p>
          </table:table-cell>
          <table:table-cell office:value-type="float" office:value="4.496" calcext:value-type="float">
            <text:p>4.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993" calcext:value-type="float">
            <text:p>4.993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3.53239687407261" calcext:value-type="percentage">
            <text:p>353.24%</text:p>
          </table:table-cell>
          <table:table-cell table:style-name="ce1" table:formula="of:=[.C2]/[.C3]" office:value-type="percentage" office:value="1.36540223566062" calcext:value-type="percentage">
            <text:p>136.54%</text:p>
          </table:table-cell>
          <table:table-cell table:style-name="ce1" table:formula="of:=[.D2]/[.D3]" office:value-type="percentage" office:value="1.28277487211909" calcext:value-type="percentage">
            <text:p>128.28%</text:p>
          </table:table-cell>
          <table:table-cell table:style-name="ce1" table:formula="of:=[.E2]/[.E3]" office:value-type="percentage" office:value="4.66857727737973" calcext:value-type="percentage">
            <text:p>466.86%</text:p>
          </table:table-cell>
          <table:table-cell table:style-name="ce1" table:formula="of:=[.F2]/[.F3]" office:value-type="percentage" office:value="1.41327709729605" calcext:value-type="percentage">
            <text:p>141.33%</text:p>
          </table:table-cell>
          <table:table-cell table:style-name="ce1" table:formula="of:=[.G2]/[.G3]" office:value-type="percentage" office:value="3.30955120828539" calcext:value-type="percentage">
            <text:p>330.96%</text:p>
          </table:table-cell>
          <table:table-cell table:style-name="ce1" table:formula="of:=[.H2]/[.H3]" office:value-type="percentage" office:value="3.65719435902874" calcext:value-type="percentage">
            <text:p>365.7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9.5580835117773" calcext:value-type="percentage">
            <text:p>955.81%</text:p>
          </table:table-cell>
          <table:table-cell table:style-name="ce1" table:formula="of:=[.C2]/[.C4]" office:value-type="percentage" office:value="4.61838842975207" calcext:value-type="percentage">
            <text:p>461.84%</text:p>
          </table:table-cell>
          <table:table-cell table:style-name="ce1" table:formula="of:=[.D2]/[.D4]" office:value-type="percentage" office:value="4.72159932303787" calcext:value-type="percentage">
            <text:p>472.16%</text:p>
          </table:table-cell>
          <table:table-cell table:style-name="ce1" table:formula="of:=[.E2]/[.E4]" office:value-type="percentage" office:value="6.29304635761589" calcext:value-type="percentage">
            <text:p>629.30%</text:p>
          </table:table-cell>
          <table:table-cell table:style-name="ce1" table:formula="of:=[.F2]/[.F4]" office:value-type="percentage" office:value="4.14031821259309" calcext:value-type="percentage">
            <text:p>414.03%</text:p>
          </table:table-cell>
          <table:table-cell table:style-name="ce1" table:formula="of:=[.G2]/[.G4]" office:value-type="percentage" office:value="7.62696132596685" calcext:value-type="percentage">
            <text:p>762.70%</text:p>
          </table:table-cell>
          <table:table-cell table:style-name="ce1" table:formula="of:=[.H2]/[.H4]" office:value-type="percentage" office:value="7.67148576512455" calcext:value-type="percentage">
            <text:p>767.15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2.9" calcext:value-type="float">
            <text:p>252.9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.11" calcext:value-type="float">
            <text:p>253.1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76.72" calcext:value-type="float">
            <text:p>176.72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0.99917032120422" calcext:value-type="percentage">
            <text:p>99.92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.43107741059303" calcext:value-type="percentage">
            <text:p>143.11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66" calcext:value-type="float">
            <text:p>44.866</text:p>
          </table:table-cell>
          <table:table-cell office:value-type="float" office:value="17.434" calcext:value-type="float">
            <text:p>17.434</text:p>
          </table:table-cell>
          <table:table-cell office:value-type="float" office:value="17.415" calcext:value-type="float">
            <text:p>17.415</text:p>
          </table:table-cell>
          <table:table-cell office:value-type="float" office:value="16.47" calcext:value-type="float">
            <text:p>16.47</text:p>
          </table:table-cell>
          <table:table-cell office:value-type="float" office:value="18.86" calcext:value-type="float">
            <text:p>18.86</text:p>
          </table:table-cell>
          <table:table-cell office:value-type="float" office:value="52.133" calcext:value-type="float">
            <text:p>52.133</text:p>
          </table:table-cell>
          <table:table-cell office:value-type="float" office:value="43.186" calcext:value-type="float">
            <text:p>43.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615" calcext:value-type="float">
            <text:p>6.615</text:p>
          </table:table-cell>
          <table:table-cell office:value-type="float" office:value="8.503" calcext:value-type="float">
            <text:p>8.503</text:p>
          </table:table-cell>
          <table:table-cell office:value-type="float" office:value="10.534" calcext:value-type="float">
            <text:p>10.534</text:p>
          </table:table-cell>
          <table:table-cell office:value-type="float" office:value="10.521" calcext:value-type="float">
            <text:p>10.521</text:p>
          </table:table-cell>
          <table:table-cell office:value-type="float" office:value="10.657" calcext:value-type="float">
            <text:p>10.657</text:p>
          </table:table-cell>
          <table:table-cell office:value-type="float" office:value="9.692" calcext:value-type="float">
            <text:p>9.692</text:p>
          </table:table-cell>
          <table:table-cell office:value-type="float" office:value="6.574" calcext:value-type="float">
            <text:p>6.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9" calcext:value-type="float">
            <text:p>5.19</text:p>
          </table:table-cell>
          <table:table-cell office:value-type="float" office:value="6.282" calcext:value-type="float">
            <text:p>6.282</text:p>
          </table:table-cell>
          <table:table-cell office:value-type="float" office:value="6.339" calcext:value-type="float">
            <text:p>6.339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85" calcext:value-type="float">
            <text:p>5.785</text:p>
          </table:table-cell>
          <table:table-cell office:value-type="float" office:value="5.763" calcext:value-type="float">
            <text:p>5.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597" calcext:value-type="float">
            <text:p>6.59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78246409674981" calcext:value-type="percentage">
            <text:p>678.25%</text:p>
          </table:table-cell>
          <table:table-cell table:style-name="ce1" table:formula="of:=[.C2]/[.C3]" office:value-type="percentage" office:value="2.0503351758203" calcext:value-type="percentage">
            <text:p>205.03%</text:p>
          </table:table-cell>
          <table:table-cell table:style-name="ce1" table:formula="of:=[.D2]/[.D3]" office:value-type="percentage" office:value="1.65321815074995" calcext:value-type="percentage">
            <text:p>165.32%</text:p>
          </table:table-cell>
          <table:table-cell table:style-name="ce1" table:formula="of:=[.E2]/[.E3]" office:value-type="percentage" office:value="1.56544054747648" calcext:value-type="percentage">
            <text:p>156.54%</text:p>
          </table:table-cell>
          <table:table-cell table:style-name="ce1" table:formula="of:=[.F2]/[.F3]" office:value-type="percentage" office:value="1.76972881674017" calcext:value-type="percentage">
            <text:p>176.97%</text:p>
          </table:table-cell>
          <table:table-cell table:style-name="ce1" table:formula="of:=[.G2]/[.G3]" office:value-type="percentage" office:value="5.37897234832852" calcext:value-type="percentage">
            <text:p>537.90%</text:p>
          </table:table-cell>
          <table:table-cell table:style-name="ce1" table:formula="of:=[.H2]/[.H3]" office:value-type="percentage" office:value="6.56921204745969" calcext:value-type="percentage">
            <text:p>656.9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64470134874759" calcext:value-type="percentage">
            <text:p>864.47%</text:p>
          </table:table-cell>
          <table:table-cell table:style-name="ce1" table:formula="of:=[.C2]/[.C4]" office:value-type="percentage" office:value="2.77523081821076" calcext:value-type="percentage">
            <text:p>277.52%</text:p>
          </table:table-cell>
          <table:table-cell table:style-name="ce1" table:formula="of:=[.D2]/[.D4]" office:value-type="percentage" office:value="2.74727875059158" calcext:value-type="percentage">
            <text:p>274.73%</text:p>
          </table:table-cell>
          <table:table-cell table:style-name="ce1" table:formula="of:=[.E2]/[.E4]" office:value-type="percentage" office:value="1.70267755608394" calcext:value-type="percentage">
            <text:p>170.27%</text:p>
          </table:table-cell>
          <table:table-cell table:style-name="ce1" table:formula="of:=[.F2]/[.F4]" office:value-type="percentage" office:value="1.97880600146889" calcext:value-type="percentage">
            <text:p>197.88%</text:p>
          </table:table-cell>
          <table:table-cell table:style-name="ce1" table:formula="of:=[.G2]/[.G4]" office:value-type="percentage" office:value="9.01175453759723" calcext:value-type="percentage">
            <text:p>901.18%</text:p>
          </table:table-cell>
          <table:table-cell table:style-name="ce1" table:formula="of:=[.H2]/[.H4]" office:value-type="percentage" office:value="7.49366649314593" calcext:value-type="percentage">
            <text:p>749.37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0.995471338338696" calcext:value-type="percentage">
            <text:p>99.55%</text:p>
          </table:table-cell>
          <table:table-cell table:style-name="ce1" table:formula="of:=[.C$3]/[.C$2]" office:value-type="percentage" office:value="0.995054401582592" calcext:value-type="percentage">
            <text:p>99.51%</text:p>
          </table:table-cell>
          <table:table-cell table:style-name="ce1" table:formula="of:=[.D$3]/[.D$2]" office:value-type="percentage" office:value="0.998470948012232" calcext:value-type="percentage">
            <text:p>99.85%</text:p>
          </table:table-cell>
          <table:table-cell table:style-name="ce1" table:formula="of:=[.E$3]/[.E$2]" office:value-type="percentage" office:value="0.998278829604131" calcext:value-type="percentage">
            <text:p>99.83%</text:p>
          </table:table-cell>
          <table:table-cell table:style-name="ce1" table:formula="of:=[.F$3]/[.F$2]" office:value-type="percentage" office:value="0.997935306262904" calcext:value-type="percentage">
            <text:p>99.7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071505184126" calcext:value-type="percentage">
            <text:p>100.07%</text:p>
          </table:table-cell>
          <table:table-cell table:style-name="ce1" table:formula="of:=[.C4]/[.C$2]" office:value-type="percentage" office:value="1" calcext:value-type="percentage">
            <text:p>100.00%</text:p>
          </table:table-cell>
          <table:table-cell table:style-name="ce1" table:formula="of:=[.D4]/[.D$2]" office:value-type="percentage" office:value="1.00229357798165" calcext:value-type="percentage">
            <text:p>100.23%</text:p>
          </table:table-cell>
          <table:table-cell table:style-name="ce1" table:formula="of:=[.E4]/[.E$2]" office:value-type="percentage" office:value="1.00206540447504" calcext:value-type="percentage">
            <text:p>100.21%</text:p>
          </table:table-cell>
          <table:table-cell table:style-name="ce1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4" calcext:value-type="float">
            <text:p>261.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6.52" calcext:value-type="float">
            <text:p>256.5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03.67" calcext:value-type="float">
            <text:p>503.67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91" calcext:value-type="float">
            <text:p>32.9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1902385778887" calcext:value-type="percentage">
            <text:p>101.90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51899060893045" calcext:value-type="percentage">
            <text:p>51.90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02:42:43.4563339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2T05:28:04.500767177</dc:date>
    <meta:editing-duration>PT5H31M26S</meta:editing-duration>
    <meta:editing-cycles>42</meta:editing-cycles>
    <meta:generator>LibreOffice/7.2.1.2$Linux_X86_64 LibreOffice_project/20$Build-2</meta:generator>
    <meta:document-statistic meta:table-count="10" meta:cell-count="343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5451">
                <text:p>5451</text:p>
                <draw:g>
                  <svg:desc>'Checksums (x64)'.B2:'Checksums (x64)'.H2</svg:desc>
                </draw:g>
              </table:table-cell>
              <table:table-cell office:value-type="float" office:value="4960">
                <text:p>4960</text:p>
              </table:table-cell>
              <table:table-cell office:value-type="float" office:value="4999">
                <text:p>4999</text:p>
              </table:table-cell>
              <table:table-cell office:value-type="float" office:value="2643">
                <text:p>2643</text:p>
              </table:table-cell>
              <table:table-cell office:value-type="float" office:value="2537">
                <text:p>2537</text:p>
              </table:table-cell>
              <table:table-cell office:value-type="float" office:value="5262">
                <text:p>5262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971">
                <text:p>971</text:p>
                <draw:g>
                  <svg:desc>'Checksums (x64)'.B3:'Checksums (x64)'.H3</svg:desc>
                </draw:g>
              </table:table-cell>
              <table:table-cell office:value-type="float" office:value="1112">
                <text:p>1112</text:p>
              </table:table-cell>
              <table:table-cell office:value-type="float" office:value="1394">
                <text:p>1394</text:p>
              </table:table-cell>
              <table:table-cell office:value-type="float" office:value="796">
                <text:p>796</text:p>
              </table:table-cell>
              <table:table-cell office:value-type="float" office:value="708">
                <text:p>708</text:p>
              </table:table-cell>
              <table:table-cell office:value-type="float" office:value="907">
                <text:p>90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633">
                <text:p>633</text:p>
                <draw:g>
                  <svg:desc>'Checksums (x64)'.B4:'Checksums (x64)'.H4</svg:desc>
                </draw:g>
              </table:table-cell>
              <table:table-cell office:value-type="float" office:value="1061">
                <text:p>1061</text:p>
              </table:table-cell>
              <table:table-cell office:value-type="float" office:value="875">
                <text:p>875</text:p>
              </table:table-cell>
              <table:table-cell office:value-type="float" office:value="506">
                <text:p>506</text:p>
              </table:table-cell>
              <table:table-cell office:value-type="float" office:value="589">
                <text:p>589</text:p>
              </table:table-cell>
              <table:table-cell office:value-type="float" office:value="871">
                <text:p>87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52.9">
                <text:p>252.9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53.11">
                <text:p>253.11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76.72">
                <text:p>176.72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4.13">
                <text:p>64.13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66">
                <text:p>44.866</text:p>
                <draw:g>
                  <svg:desc>'Checksums (arm)'.B2:'Checksums (arm)'.H2</svg:desc>
                </draw:g>
              </table:table-cell>
              <table:table-cell office:value-type="float" office:value="17.434">
                <text:p>17.434</text:p>
              </table:table-cell>
              <table:table-cell office:value-type="float" office:value="17.415">
                <text:p>17.415</text:p>
              </table:table-cell>
              <table:table-cell office:value-type="float" office:value="16.47">
                <text:p>16.47</text:p>
              </table:table-cell>
              <table:table-cell office:value-type="float" office:value="18.86">
                <text:p>18.86</text:p>
              </table:table-cell>
              <table:table-cell office:value-type="float" office:value="52.133">
                <text:p>52.133</text:p>
              </table:table-cell>
              <table:table-cell office:value-type="float" office:value="43.186">
                <text:p>43.186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615">
                <text:p>6.615</text:p>
                <draw:g>
                  <svg:desc>'Checksums (arm)'.B3:'Checksums (arm)'.H3</svg:desc>
                </draw:g>
              </table:table-cell>
              <table:table-cell office:value-type="float" office:value="8.503">
                <text:p>8.503</text:p>
              </table:table-cell>
              <table:table-cell office:value-type="float" office:value="10.534">
                <text:p>10.534</text:p>
              </table:table-cell>
              <table:table-cell office:value-type="float" office:value="10.521">
                <text:p>10.521</text:p>
              </table:table-cell>
              <table:table-cell office:value-type="float" office:value="10.657">
                <text:p>10.657</text:p>
              </table:table-cell>
              <table:table-cell office:value-type="float" office:value="9.692">
                <text:p>9.692</text:p>
              </table:table-cell>
              <table:table-cell office:value-type="float" office:value="6.574">
                <text:p>6.574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9">
                <text:p>5.19</text:p>
                <draw:g>
                  <svg:desc>'Checksums (arm)'.B4:'Checksums (arm)'.H4</svg:desc>
                </draw:g>
              </table:table-cell>
              <table:table-cell office:value-type="float" office:value="6.282">
                <text:p>6.282</text:p>
              </table:table-cell>
              <table:table-cell office:value-type="float" office:value="6.339">
                <text:p>6.339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85">
                <text:p>5.785</text:p>
              </table:table-cell>
              <table:table-cell office:value-type="float" office:value="5.763">
                <text:p>5.763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">
                <text:p>6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78246409674981">
                <text:p>6.78246409674981</text:p>
                <draw:g>
                  <svg:desc>'Checksums (arm)'.B10:'Checksums (arm)'.H10</svg:desc>
                </draw:g>
              </table:table-cell>
              <table:table-cell office:value-type="float" office:value="2.0503351758203">
                <text:p>2.0503351758203</text:p>
              </table:table-cell>
              <table:table-cell office:value-type="float" office:value="1.65321815074995">
                <text:p>1.65321815074995</text:p>
              </table:table-cell>
              <table:table-cell office:value-type="float" office:value="1.56544054747648">
                <text:p>1.56544054747648</text:p>
              </table:table-cell>
              <table:table-cell office:value-type="float" office:value="1.76972881674017">
                <text:p>1.76972881674017</text:p>
              </table:table-cell>
              <table:table-cell office:value-type="float" office:value="5.37897234832852">
                <text:p>5.37897234832852</text:p>
              </table:table-cell>
              <table:table-cell office:value-type="float" office:value="6.56921204745969">
                <text:p>6.56921204745969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4470134874759">
                <text:p>8.64470134874759</text:p>
                <draw:g>
                  <svg:desc>'Checksums (arm)'.B11:'Checksums (arm)'.H11</svg:desc>
                </draw:g>
              </table:table-cell>
              <table:table-cell office:value-type="float" office:value="2.77523081821076">
                <text:p>2.77523081821076</text:p>
              </table:table-cell>
              <table:table-cell office:value-type="float" office:value="2.74727875059158">
                <text:p>2.74727875059158</text:p>
              </table:table-cell>
              <table:table-cell office:value-type="float" office:value="1.70267755608394">
                <text:p>1.70267755608394</text:p>
              </table:table-cell>
              <table:table-cell office:value-type="float" office:value="1.97880600146889">
                <text:p>1.97880600146889</text:p>
              </table:table-cell>
              <table:table-cell office:value-type="float" office:value="9.01175453759723">
                <text:p>9.01175453759723</text:p>
              </table:table-cell>
              <table:table-cell office:value-type="float" office:value="7.49366649314593">
                <text:p>7.493666493145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4">
                <text:p>261.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56.52">
                <text:p>256.52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03.67">
                <text:p>503.67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91">
                <text:p>32.91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5.61380020597322">
                <text:p>5.61380020597322</text:p>
                <draw:g>
                  <svg:desc>'Checksums (x64)'.B10:'Checksums (x64)'.H10</svg:desc>
                </draw:g>
              </table:table-cell>
              <table:table-cell office:value-type="float" office:value="4.46043165467626">
                <text:p>4.46043165467626</text:p>
              </table:table-cell>
              <table:table-cell office:value-type="float" office:value="3.58608321377331">
                <text:p>3.58608321377331</text:p>
              </table:table-cell>
              <table:table-cell office:value-type="float" office:value="3.32035175879397">
                <text:p>3.32035175879397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5.80154355016538">
                <text:p>5.80154355016538</text:p>
              </table:table-cell>
              <table:table-cell office:value-type="float" office:value="6.46847960444994">
                <text:p>6.46847960444994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8.61137440758294">
                <text:p>8.61137440758294</text:p>
                <draw:g>
                  <svg:desc>'Checksums (x64)'.B11:'Checksums (x64)'.H11</svg:desc>
                </draw:g>
              </table:table-cell>
              <table:table-cell office:value-type="float" office:value="4.67483506126296">
                <text:p>4.67483506126296</text:p>
              </table:table-cell>
              <table:table-cell office:value-type="float" office:value="5.71314285714286">
                <text:p>5.71314285714286</text:p>
              </table:table-cell>
              <table:table-cell office:value-type="float" office:value="5.22332015810277">
                <text:p>5.22332015810277</text:p>
              </table:table-cell>
              <table:table-cell office:value-type="float" office:value="4.30730050933786">
                <text:p>4.30730050933786</text:p>
              </table:table-cell>
              <table:table-cell office:value-type="float" office:value="6.04133180252583">
                <text:p>6.04133180252583</text:p>
              </table:table-cell>
              <table:table-cell office:value-type="float" office:value="6.94953519256308">
                <text:p>6.949535192563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73">
                <text:p>12.73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6">
                <text:p>12.06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84">
                <text:p>19.84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2.66">
                <text:p>12.66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709">
                <text:p>35.709</text:p>
                <draw:g>
                  <svg:desc>'Checksums (arm64)'.B2:'Checksums (arm64)'.H2</svg:desc>
                </draw:g>
              </table:table-cell>
              <table:table-cell office:value-type="float" office:value="22.353">
                <text:p>22.353</text:p>
              </table:table-cell>
              <table:table-cell office:value-type="float" office:value="22.319">
                <text:p>22.319</text:p>
              </table:table-cell>
              <table:table-cell office:value-type="float" office:value="22.806">
                <text:p>22.806</text:p>
              </table:table-cell>
              <table:table-cell office:value-type="float" office:value="24.461">
                <text:p>24.461</text:p>
              </table:table-cell>
              <table:table-cell office:value-type="float" office:value="34.512">
                <text:p>34.512</text:p>
              </table:table-cell>
              <table:table-cell office:value-type="float" office:value="34.491">
                <text:p>34.491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10.109">
                <text:p>10.109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399">
                <text:p>17.399</text:p>
              </table:table-cell>
              <table:table-cell office:value-type="float" office:value="4.885">
                <text:p>4.885</text:p>
              </table:table-cell>
              <table:table-cell office:value-type="float" office:value="17.308">
                <text:p>17.308</text:p>
              </table:table-cell>
              <table:table-cell office:value-type="float" office:value="10.428">
                <text:p>10.428</text:p>
              </table:table-cell>
              <table:table-cell office:value-type="float" office:value="9.431">
                <text:p>9.431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736">
                <text:p>3.736</text:p>
                <draw:g>
                  <svg:desc>'Checksums (arm64)'.B4:'Checksums (arm64)'.H4</svg:desc>
                </draw:g>
              </table:table-cell>
              <table:table-cell office:value-type="float" office:value="4.84">
                <text:p>4.84</text:p>
              </table:table-cell>
              <table:table-cell office:value-type="float" office:value="4.727">
                <text:p>4.727</text:p>
              </table:table-cell>
              <table:table-cell office:value-type="float" office:value="3.624">
                <text:p>3.624</text:p>
              </table:table-cell>
              <table:table-cell office:value-type="float" office:value="5.908">
                <text:p>5.908</text:p>
              </table:table-cell>
              <table:table-cell office:value-type="float" office:value="4.525">
                <text:p>4.525</text:p>
              </table:table-cell>
              <table:table-cell office:value-type="float" office:value="4.496">
                <text:p>4.496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3">
                <text:p>4.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53239687407261">
                <text:p>3.53239687407261</text:p>
                <draw:g>
                  <svg:desc>'Checksums (arm64)'.B10:'Checksums (arm64)'.H10</svg:desc>
                </draw:g>
              </table:table-cell>
              <table:table-cell office:value-type="float" office:value="1.36540223566062">
                <text:p>1.36540223566062</text:p>
              </table:table-cell>
              <table:table-cell office:value-type="float" office:value="1.28277487211909">
                <text:p>1.28277487211909</text:p>
              </table:table-cell>
              <table:table-cell office:value-type="float" office:value="4.66857727737973">
                <text:p>4.66857727737973</text:p>
              </table:table-cell>
              <table:table-cell office:value-type="float" office:value="1.41327709729605">
                <text:p>1.41327709729605</text:p>
              </table:table-cell>
              <table:table-cell office:value-type="float" office:value="3.30955120828539">
                <text:p>3.30955120828539</text:p>
              </table:table-cell>
              <table:table-cell office:value-type="float" office:value="3.65719435902874">
                <text:p>3.65719435902874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5580835117773">
                <text:p>9.5580835117773</text:p>
                <draw:g>
                  <svg:desc>'Checksums (arm64)'.B11:'Checksums (arm64)'.H11</svg:desc>
                </draw:g>
              </table:table-cell>
              <table:table-cell office:value-type="float" office:value="4.61838842975207">
                <text:p>4.61838842975207</text:p>
              </table:table-cell>
              <table:table-cell office:value-type="float" office:value="4.72159932303787">
                <text:p>4.72159932303787</text:p>
              </table:table-cell>
              <table:table-cell office:value-type="float" office:value="6.29304635761589">
                <text:p>6.29304635761589</text:p>
              </table:table-cell>
              <table:table-cell office:value-type="float" office:value="4.14031821259309">
                <text:p>4.14031821259309</text:p>
              </table:table-cell>
              <table:table-cell office:value-type="float" office:value="7.62696132596685">
                <text:p>7.62696132596685</text:p>
              </table:table-cell>
              <table:table-cell office:value-type="float" office:value="7.67148576512455">
                <text:p>7.6714857651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